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b2b2b2" draw:textarea-horizontal-align="center" draw:textarea-vertical-align="middle"/>
    </style:style>
    <style:style style:name="gr2" style:family="graphic" style:parent-style-name="standard">
      <style:graphic-properties draw:fill-color="#b2b2b2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75cm" fo:min-width="0cm"/>
    </style:style>
    <style:style style:name="gr4" style:family="graphic" style:parent-style-name="objectwithoutfill">
      <style:graphic-properties draw:marker-end="Extrémités_20_de_20_ligne_20_1" draw:fill="none" draw:textarea-horizontal-align="center" draw:textarea-vertical-align="middle"/>
    </style:style>
    <style:style style:name="gr5" style:family="graphic" style:parent-style-name="objectwithoutfill">
      <style:graphic-properties draw:marker-end="Extrémités_20_de_20_ligne_20_3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style:paragraph-properties fo:text-align="start"/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7cm" svg:height="7.5cm" svg:x="1cm" svg:y="1cm">
          <text:p/>
        </draw:rect>
        <draw:rect draw:style-name="gr1" draw:text-style-name="P1" draw:layer="layout" svg:width="7cm" svg:height="9cm" svg:x="1cm" svg:y="1cm">
          <text:p/>
        </draw:rect>
        <draw:rect draw:style-name="gr2" draw:text-style-name="P1" draw:layer="layout" svg:width="7cm" svg:height="9cm" svg:x="16.5cm" svg:y="11.5cm">
          <text:p text:style-name="P1">User</text:p>
          <text:p text:style-name="P1">---------------------------------</text:p>
          <text:p text:style-name="P1">+id <text:s text:c="29"/>int</text:p>
          <text:p text:style-name="P1">+lastname <text:s text:c="12"/>string</text:p>
          <text:p text:style-name="P1">+firstname <text:s text:c="12"/>string</text:p>
          <text:p text:style-name="P1">+email <text:s text:c="18"/>string</text:p>
          <text:p text:style-name="P1">+city <text:s text:c="21"/>string</text:p>
          <text:p text:style-name="P1">+city_code <text:s text:c="12"/>string</text:p>
          <text:p text:style-name="P1">+adress <text:s text:c="16"/>string</text:p>
          <text:p text:style-name="P1">+birth_date <text:s text:c="11"/>string</text:p>
          <text:p text:style-name="P1">+book_id <text:s text:c="19"/>int</text:p>
          <text:p text:style-name="P1">---------------------------------</text:p>
          <text:p text:style-name="P1">+_construct(array)</text:p>
        </draw:rect>
        <draw:rect draw:style-name="gr2" draw:text-style-name="P1" draw:layer="layout" svg:width="7cm" svg:height="9cm" svg:x="5.5cm" svg:y="11.5cm">
          <text:p text:style-name="P1">Book</text:p>
          <text:p text:style-name="P1">---------------------------------</text:p>
          <text:p text:style-name="P1">+book_id <text:s text:c="19"/>int </text:p>
          <text:p text:style-name="P1">+title <text:s text:c="21"/>string</text:p>
          <text:p text:style-name="P1">+author <text:s text:c="16"/>string</text:p>
          <text:p text:style-name="P1">+resume <text:s text:c="14"/>string</text:p>
          <text:p text:style-name="P1">+release_date <text:s text:c="6"/>string</text:p>
          <text:p text:style-name="P1">+genre <text:s text:c="17"/>string</text:p>
          <text:p text:style-name="P1">+user_id <text:s text:c="19"/>int</text:p>
          <text:p text:style-name="P1">+availability <text:s text:c="10"/>string</text:p>
          <text:p text:style-name="P1">+borrowing_date <text:s text:c="2"/>string</text:p>
          <text:p text:style-name="P1">---------------------------------</text:p>
          <text:p text:style-name="P1">+_construct(array)</text:p>
        </draw:rect>
        <draw:rect draw:style-name="gr2" draw:text-style-name="P1" draw:layer="layout" svg:width="7cm" svg:height="7.5cm" svg:x="20cm" svg:y="1cm">
          <text:p text:style-name="P1">Connexion</text:p>
          <text:p text:style-name="P1">---------------------------------</text:p>
          <text:p text:style-name="P1">DB_NAME</text:p>
          <text:p text:style-name="P1">USER_NAME</text:p>
          <text:p text:style-name="P1">USER_PASSWORD</text:p>
          <text:p text:style-name="P1">---------------------------------</text:p>
          <text:p text:style-name="P1">+connexion</text:p>
        </draw:rect>
        <draw:rect draw:style-name="gr2" draw:text-style-name="P1" draw:layer="layout" svg:width="7cm" svg:height="9cm" svg:x="10.5cm" svg:y="1cm">
          <text:p text:style-name="P1">UserManager</text:p>
          <text:p text:style-name="P1">Extends User</text:p>
          <text:p text:style-name="P1">--------------------------------</text:p>
          <text:p text:style-name="P1">+ db</text:p>
          <text:p text:style-name="P1">---------------------------------</text:p>
          <text:p text:style-name="P1">+_construct</text:p>
          <text:p text:style-name="P1">+getUsers</text:p>
          <text:p text:style-name="P1">+getUserbyId(obj)</text:p>
          <text:p text:style-name="P1">+getUser</text:p>
          <text:p text:style-name="P1">+getUserByBook</text:p>
          <text:p text:style-name="P1"/>
        </draw:rect>
        <draw:frame draw:style-name="gr3" draw:text-style-name="P2" draw:layer="layout" svg:width="7cm" svg:height="10.247cm" svg:x="1cm" svg:y="1.5cm">
          <draw:text-box>
            <text:p text:style-name="P2"><text:span text:style-name="T1">BookManager </text:span></text:p>
            <text:p text:style-name="P2"><text:span text:style-name="T1">Extends UserManager</text:span></text:p>
            <text:p text:style-name="P2"><text:span text:style-name="T1">------------------------------------</text:span></text:p>
            <text:p text:style-name="P2"><text:span text:style-name="T1">+ db</text:span></text:p>
            <text:p text:style-name="P2"><text:span text:style-name="T1">------------------------------------</text:span></text:p>
            <text:p text:style-name="P3"><text:span text:style-name="T1">+_construct</text:span></text:p>
            <text:p text:style-name="P3"><text:span text:style-name="T1">+getbooks</text:span></text:p>
            <text:p text:style-name="P3"><text:span text:style-name="T1">+getBook(obj)</text:span></text:p>
            <text:p text:style-name="P3"><text:span text:style-name="T1">+getUserBook</text:span></text:p>
            <text:p text:style-name="P3"><text:span text:style-name="T1">+addBook(obj)</text:span></text:p>
            <text:p text:style-name="P3"><text:span text:style-name="T1">+updateBookStatus(obj)</text:span></text:p>
            <text:p text:style-name="P3"><text:span text:style-name="T1">+borrowingBook(obj,obj)</text:span></text:p>
            <text:p text:style-name="P3"><text:span text:style-name="T1">+renderingBook(obj)</text:span></text:p>
            <text:p text:style-name="P3"><text:span text:style-name="T1">+deleteBook(obj)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draw:line draw:style-name="gr4" draw:text-style-name="P1" draw:layer="layout" svg:x1="8cm" svg:y1="2cm" svg:x2="10.5cm" svg:y2="2cm">
          <text:p/>
        </draw:line>
        <draw:line draw:style-name="gr4" draw:text-style-name="P1" draw:layer="layout" svg:x1="17.5cm" svg:y1="2cm" svg:x2="18.5cm" svg:y2="2cm">
          <text:p/>
        </draw:line>
        <draw:line draw:style-name="gr4" draw:text-style-name="P1" draw:layer="layout" svg:x1="18.5cm" svg:y1="2cm" svg:x2="18.5cm" svg:y2="11.5cm">
          <text:p/>
        </draw:line>
        <draw:line draw:style-name="gr5" draw:text-style-name="P1" draw:layer="layout" svg:x1="7cm" svg:y1="11.5cm" svg:x2="7cm" svg:y2="10cm">
          <text:p/>
        </draw:line>
        <draw:line draw:style-name="gr5" draw:text-style-name="P1" draw:layer="layout" svg:x1="17cm" svg:y1="11.5cm" svg:x2="17cm" svg:y2="10cm">
          <text:p/>
        </draw:line>
        <draw:line draw:style-name="gr5" draw:text-style-name="P1" draw:layer="layout" svg:x1="20cm" svg:y1="5.5cm" svg:x2="17.5cm" svg:y2="5.5cm">
          <text:p/>
        </draw:line>
        <draw:line draw:style-name="gr5" draw:text-style-name="P1" draw:layer="layout" svg:x1="22.5cm" svg:y1="1cm" svg:x2="22.5cm" svg:y2="0.5cm">
          <text:p/>
        </draw:line>
        <draw:line draw:style-name="gr5" draw:text-style-name="P1" draw:layer="layout" svg:x1="22.5cm" svg:y1="0.5cm" svg:x2="5cm" svg:y2="0.5cm">
          <text:p/>
        </draw:line>
        <draw:line draw:style-name="gr5" draw:text-style-name="P1" draw:layer="layout" svg:x1="5cm" svg:y1="0.5cm" svg:x2="5cm" svg:y2="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Extrémités_20_de_20_ligne_20_1" draw:display-name="Extrémités de ligne 1" svg:viewBox="0 0 3000 3000" svg:d="M1500 0l1500 3000h-3000zM1500 447l-1176 2353h2353z"/>
    <draw:marker draw:name="Extrémités_20_de_20_ligne_20_2" draw:display-name="Extrémités de ligne 2" svg:viewBox="0 0 3000 3000" svg:d="M1500 0l1500 2789v211h-114l-1286-2392v2392h-200v-2392l-1286 2392h-114v-211z"/>
    <draw:marker draw:name="Extrémités_20_de_20_ligne_20_3" draw:display-name="Extrémités de ligne 3" svg:viewBox="0 0 1131 1580" svg:d="M1013 1491l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46M11S</meta:editing-duration>
    <meta:editing-cycles>3</meta:editing-cycles>
    <meta:generator>OpenOffice/4.1.8$Win32 OpenOffice.org_project/418m3$Build-9803</meta:generator>
    <dc:date>2021-06-20T22:35:16.53</dc:date>
    <dc:creator>dark </dc:creator>
    <meta:document-statistic meta:object-count="16"/>
  </office:meta>
</office:document-meta>
</file>